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  <style:text-properties fo:color="#0000FF" fo:font-size="11pt" style:font-size-asian="11pt" style:font-size-complex="11pt" style:text-underline-style="solid" style:text-underline-type="single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DBDBDB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background-color="#DBDBDB"/>
      <style:text-properties fo:color="#0000FF" fo:font-size="11pt" style:font-size-asian="11pt" style:font-size-complex="11pt" style:text-underline-style="solid" style:text-underline-type="single"/>
    </style:style>
    <style:style style:name="ce8" style:family="table-cell" style:parent-style-name="Hyperlink" style:data-style-name="N0">
      <style:table-cell-properties style:vertical-align="automatic" fo:background-color="#DBDBDB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ackground-color="#DBDBDB"/>
    </style:style>
    <style:style style:name="ce10" style:family="table-cell" style:parent-style-name="Default" style:data-style-name="N0">
      <style:table-cell-properties style:vertical-align="automatic" fo:background-color="#FFFF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style:vertical-align="automatic" fo:background-color="#FFE6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Hyperlink" style:data-style-name="N0">
      <style:table-cell-properties fo:background-color="#FFFF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17.012708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04270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ontent_Audi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13" table:default-cell-style-name="ce1"/>
        <table:table-column table:style-name="co4" table:number-columns-repeated="15369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New URL</text:p>
          </table:table-cell>
          <table:table-cell table:number-columns-repeated="16382" table:style-name="ce2"/>
        </table:table-row>
        <table:table-row table:style-name="ro1">
          <table:table-cell office:value-type="string" table:number-columns-spanned="2" table:number-rows-spanned="1" table:style-name="ce12">
            <text:p>Original Version:</text:p>
          </table:table-cell>
          <table:covered-table-cell/>
          <table:table-cell table:number-columns-repeated="16382" table:style-name="ce2"/>
        </table:table-row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6">
            <text:p>01 - Home</text:p>
          </table:table-cell>
          <table:table-cell office:value-type="string" table:style-name="ce7">
            <text:p>http://www.pureskinlounge.com/</text:p>
          </table:table-cell>
          <table:table-cell table:number-columns-repeated="12" table:style-name="ce1"/>
          <table:table-cell office:value-type="string" table:style-name="ce4">
            <text:p>1 - Very Poor</text:p>
          </table:table-cell>
          <table:table-cell table:number-columns-repeated="16369"/>
        </table:table-row>
        <table:table-row table:style-name="ro2">
          <table:table-cell office:value-type="string" table:style-name="ce6">
            <text:p>02 - Skin Care</text:p>
          </table:table-cell>
          <table:table-cell office:value-type="string" table:style-name="ce8">
            <text:p><text:a xlink:href="http://+c19www.pureskinlounge.com/#!skin-care/cyp0">http://+C19www.pureskinlounge.com/#!skin-care/cyp0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03 - Acne Clinic</text:p>
          </table:table-cell>
          <table:table-cell office:value-type="string" table:style-name="ce7">
            <text:p>http://www.pureskinlounge.com/#!acne-clinic/c1iq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04 - What is Acne?</text:p>
          </table:table-cell>
          <table:table-cell office:value-type="string" table:style-name="ce7">
            <text:p>http://www.pureskinlounge.com/#!what-is-acne/c6db</text:p>
          </table:table-cell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6">
            <text:p>05 - Waxing<text:s text:c="3"/></text:p>
          </table:table-cell>
          <table:table-cell office:value-type="string" table:style-name="ce7">
            <text:p>http://www.pureskinlounge.com/#!waxing/cywc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06 - Waxing FAQs</text:p>
          </table:table-cell>
          <table:table-cell office:value-type="string" table:style-name="ce7">
            <text:p>http://www.pureskinlounge.com/#!faq/c7s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07 - Spray Tans<text:s text:c="3"/></text:p>
          </table:table-cell>
          <table:table-cell office:value-type="string" table:style-name="ce8">
            <text:p><text:a xlink:href="http://www.pureskinlounge.com/#!spray-tan/cxwc">http://www.pureskinlounge.com/#!spray-tan/cxwc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08 - Caring for Your Tan</text:p>
          </table:table-cell>
          <table:table-cell office:value-type="string" table:style-name="ce7">
            <text:p>http://www.pureskinlounge.com/#!caring-for-your-tan/c1le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09 - Spray Tans FAQs</text:p>
          </table:table-cell>
          <table:table-cell office:value-type="string" table:style-name="ce7">
            <text:p>http://www.pureskinlounge.com/#!faqs/cyk2</text:p>
          </table:table-cell>
          <table:table-cell table:style-name="ce1"/>
          <table:table-cell table:number-columns-repeated="16381" table:style-name="ce5"/>
        </table:table-row>
        <table:table-row table:style-name="ro2">
          <table:table-cell office:value-type="string" table:style-name="ce9">
            <text:p>10 - Contact</text:p>
          </table:table-cell>
          <table:table-cell office:value-type="string" table:style-name="ce7">
            <text:p>http://www.pureskinlounge.com/#!contact/czp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11 -Brazilian Wax Class</text:p>
          </table:table-cell>
          <table:table-cell office:value-type="string" table:style-name="ce7">
            <text:p>Password Requir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12- Shop</text:p>
          </table:table-cell>
          <table:table-cell office:value-type="string" table:style-name="ce8">
            <text:p><text:a xlink:href="http://www.pureskinlounge.com/#!shop/c222v">http://www.pureskinlounge.com/#!shop/c222v</text:a>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4">
            <text:p>Updated Version: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01 - Home</text:p>
          </table:table-cell>
          <table:table-cell office:value-type="string" table:style-name="ce15">
            <text:p><text:a xlink:href="http://www.pureskinlounge.com/">http://www.pureskinlounge.com/</text:a>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02 - Skin Care</text:p>
          </table:table-cell>
          <table:table-cell office:value-type="string" table:style-name="ce15">
            <text:p><text:a xlink:href="http://www.pureskinlounge.com/pages/skin-care.html">http://www.pureskinlounge.com/pages/skin-care.html</text:a>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03 - Acne Clinic</text:p>
          </table:table-cell>
          <table:table-cell office:value-type="string" table:style-name="ce15">
            <text:p><text:a xlink:href="http://www.pureskinlounge.com/pages/acne-clinic.html">http://www.pureskinlounge.com/pages/acne-clinic.html</text:a>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04 - What is Acne?</text:p>
          </table:table-cell>
          <table:table-cell office:value-type="string" table:style-name="ce15">
            <text:p><text:a xlink:href="http://www.pureskinlounge.com/pages/what-is-acne.html">http://www.pureskinlounge.com/pages/what-is-acne.html</text:a>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05 - Waxing<text:s text:c="3"/></text:p>
          </table:table-cell>
          <table:table-cell office:value-type="string" table:style-name="ce15">
            <text:p><text:a xlink:href="http://www.pureskinlounge.com/pages/waxing.html">http://www.pureskinlounge.com/pages/waxing.html</text:a>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06 - Waxing FAQs</text:p>
          </table:table-cell>
          <table:table-cell office:value-type="string" table:style-name="ce15">
            <text:p><text:a xlink:href="http://www.pureskinlounge.com/pages/waxing-faq.html">http://www.pureskinlounge.com/pages/waxing-faq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07 - Spray Tans<text:s text:c="3"/></text:p>
          </table:table-cell>
          <table:table-cell office:value-type="string" table:style-name="ce15">
            <text:p><text:a xlink:href="http://www.pureskinlounge.com/pages/spray-tan.html">http://www.pureskinlounge.com/pages/spray-tan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08 - Caring for Your Tan</text:p>
          </table:table-cell>
          <table:table-cell office:value-type="string" table:style-name="ce15">
            <text:p><text:a xlink:href="http://www.pureskinlounge.com/pages/caring-for-your-tan.html">http://www.pureskinlounge.com/pages/caring-for-your-tan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09 - Spray Tans FAQs</text:p>
          </table:table-cell>
          <table:table-cell office:value-type="string" table:style-name="ce15">
            <text:p><text:a xlink:href="http://www.pureskinlounge.com/pages/spray-tan-faq.html">http://www.pureskinlounge.com/pages/spray-tan-faq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10 -Brazilian Wax Class</text:p>
          </table:table-cell>
          <table:table-cell office:value-type="string" table:style-name="ce15">
            <text:p><text:a xlink:href="http://www.pureskinlounge.com/pages/brazilian-wax-class.html">http://www.pureskinlounge.com/pages/brazilian-wax-class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11- Shop</text:p>
          </table:table-cell>
          <table:table-cell office:value-type="string" table:style-name="ce15">
            <text:p><text:a xlink:href="http://www.pureskinlounge.com/pages/shop.html">http://www.pureskinlounge.com/pages/shop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12- About</text:p>
          </table:table-cell>
          <table:table-cell office:value-type="string" table:style-name="ce15">
            <text:p><text:a xlink:href="http://www.pureskinlounge.com/pages/about.html">http://www.pureskinlounge.com/pages/about.html</text:a>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10 - Contact</text:p>
          </table:table-cell>
          <table:table-cell office:value-type="string" table:style-name="ce15">
            <text:p><text:a xlink:href="http://www.pureskinlounge.com/pages/contact.html">http://www.pureskinlounge.com/pages/contact.html</text:a></text:p>
          </table:table-cell>
          <table:table-cell table:number-columns-repeated="16382"/>
        </table:table-row>
        <table:table-row table:number-rows-repeated="1048544" table:style-name="ro2">
          <table:table-cell table:number-columns-repeated="16384"/>
        </table:table-row>
      </table:table>
      <table:table table:name="Sheet2" table:style-name="ta1">
        <table:table-column table:style-name="co5" table:number-columns-repeated="1024" table:default-cell-style-name="ce1"/>
        <table:table-column table:style-name="co4" table:number-columns-repeated="15360" table:default-cell-style-name="ce1"/>
        <table:table-row table:style-name="ro2">
          <table:table-cell office:value-type="string" table:style-name="ce1">
            <text:p>5 - Very Goo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4 - Goo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3 - Fai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 - Poo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 - Very Poor</text:p>
          </table:table-cell>
          <table:table-cell table:number-columns-repeated="16383"/>
        </table:table-row>
        <table:table-row table:number-rows-repeated="1048571" table:style-name="ro2">
          <table:table-cell table:number-columns-repeated="16384"/>
        </table:table-row>
      </table:table>
      <table:named-expressions>
        <table:named-range table:name="Ranking" table:cell-range-address="Sheet2.$A$1:Sheet2.$A$5" table:base-cell-address="Sheet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lab</dc:creator>
    <meta:creation-date>2013-03-05T03:00:04Z</meta:creation-date>
    <dc:date>2016-03-16T15:09:11Z</dc:date>
    <meta:editing-cycles>3</meta:editing-cycles>
    <meta:editing-duration>PT2225S</meta:editing-duration>
    <meta:user-defined meta:name="AppVersion">14.0300</meta:user-defined>
    <meta:user-defined meta:name="Company">VM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